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760000048FF73E241E.png" manifest:media-type=""/>
  <manifest:file-entry manifest:full-path="Pictures/10000000000003F900000218EAFCC768.jpg" manifest:media-type=""/>
  <manifest:file-entry manifest:full-path="Pictures/10000000000003FB000001D743E0F8F8.jpg" manifest:media-type=""/>
  <manifest:file-entry manifest:full-path="Pictures/100000000000034900000219AC333C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0_Slide-title">
      <style:graphic-properties fo:min-height="3.506cm"/>
    </style:style>
    <style:style style:name="pr3" style:family="presentation" style:parent-style-name="Title_20_Slide-outline1">
      <style:graphic-properties fo:min-height="11.928cm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c__20_Content-title">
      <style:graphic-properties fo:min-height="3.506cm"/>
    </style:style>
    <style:style style:name="pr6" style:family="presentation" style:parent-style-name="Title_2c__20_Content-notes">
      <style:graphic-properties draw:fill-color="#ffffff" fo:min-height="13.365cm"/>
    </style:style>
    <style:style style:name="pr7" style:family="presentation" style:parent-style-name="Title_2c__20_Content-notes">
      <style:graphic-properties draw:fill-color="#ffffff" fo:min-height="13.364cm"/>
    </style:style>
    <style:style style:name="pr8" style:family="presentation" style:parent-style-name="Title_2c__20_Content-outline1">
      <style:graphic-properties fo:min-height="11.9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style:text-line-through-style="non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01cm" svg:y="8.094cm">
          <text:p text:style-name="P1"><text:span text:style-name="T1">專題進度報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presentation:style-name="pr2" draw:layer="layout" svg:width="25.198cm" svg:height="3.506cm" svg:x="1.4cm" svg:y="0.837cm" presentation:class="title" presentation:user-transformed="true">
          <draw:text-box>
            <text:p>定位技術學習</text:p>
          </draw:text-box>
        </draw:frame>
        <draw:frame presentation:style-name="pr3" draw:layer="layout" svg:width="24.64cm" svg:height="12.178cm" svg:x="1.4cm" svg:y="4.913cm" presentation:class="outline">
          <draw:text-box>
            <text:list text:style-name="L3">
              <text:list-item>
                <text:p>NFC:</text:p>
                <text:p>有類別庫可以使用</text:p>
                <text:p>下次學習目標:</text:p>
                <text:p><text:s text:c="6"/>了解NFC的類別庫的使用方式</text:p>
                <text:p><text:s text:c="8"/>NFC Tag解碼的函式運用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frame draw:style-name="gr3" draw:text-style-name="P3" draw:layer="layout" svg:width="23.108cm" svg:height="12.179cm" svg:x="2.166cm" svg:y="4.912cm" presentation:class="graphic">
          <draw:image xlink:href="Pictures/10000000000003F900000218EAFCC7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draw:style-name="gr3" draw:text-style-name="P3" draw:layer="layout" svg:width="24.64cm" svg:height="11.388cm" svg:x="1.4cm" svg:y="5.308cm" presentation:class="graphic">
          <draw:image xlink:href="Pictures/10000000000003FB000001D743E0F8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9">
        <office:forms form:automatic-focus="false" form:apply-design-mode="false"/>
        <draw:frame presentation:style-name="pr2" draw:layer="layout" svg:width="25.198cm" svg:height="3.506cm" svg:x="1.402cm" svg:y="8.894cm" presentation:class="title" presentation:user-transformed="true">
          <draw:text-box>
            <text:p>系統部分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">
        <office:forms form:automatic-focus="false" form:apply-design-mode="false"/>
        <draw:custom-shape draw:name="TextShape 1" draw:style-name="gr4" draw:text-style-name="P4" draw:layer="layout" svg:width="25.198cm" svg:height="3.50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198cm" svg:height="3.506cm" svg:x="1.4cm" svg:y="0.294cm" presentation:class="title" presentation:user-transformed="true">
          <draw:text-box>
            <text:p>Client端頁面架構圖</text:p>
          </draw:text-box>
        </draw:frame>
        <draw:frame draw:style-name="gr3" draw:text-style-name="P3" draw:layer="layout" svg:width="28.002cm" svg:height="17.8cm" svg:x="0cm" svg:y="3cm" presentation:class="graphic" presentation:user-transformed="true">
          <draw:image xlink:href="Pictures/100000000000034900000219AC333C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">
        <office:forms form:automatic-focus="false" form:apply-design-mode="false"/>
        <draw:frame presentation:style-name="pr5" draw:layer="layout" svg:width="25.198cm" svg:height="3.506cm" svg:x="1.602cm" svg:y="8.4cm" presentation:class="title" presentation:user-transformed="true">
          <draw:text-box>
            <text:p>系統操作流程圖</text:p>
          </draw:text-box>
        </draw:fram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">
        <office:forms form:automatic-focus="false" form:apply-design-mode="false"/>
        <draw:frame draw:style-name="gr3" draw:text-style-name="P3" draw:layer="layout" svg:width="17cm" svg:height="20.999cm" svg:x="6cm" svg:y="0cm" presentation:class="graphic" presentation:user-transformed="true">
          <draw:image xlink:href="Pictures/10000201000003760000048FF73E241E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">
        <office:forms form:automatic-focus="false" form:apply-design-mode="false"/>
        <draw:frame presentation:style-name="pr5" draw:text-style-name="P5" draw:layer="layout" svg:width="25.198cm" svg:height="3.506cm" svg:x="1.4cm" svg:y="0.837cm" presentation:class="title">
          <draw:text-box>
            <text:p text:style-name="P5">問題</text:p>
          </draw:text-box>
        </draw:frame>
        <draw:frame presentation:style-name="pr8" draw:text-style-name="P6" draw:layer="layout" svg:width="25.198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虛擬和實體教材的內容是不同一份，還是同一份</text:span><text:span text:style-name="T2">??</text:span></text:p>
              </text:list-item>
              <text:list-item>
                <text:p><text:span text:style-name="T2">虛擬教材以</text:span><text:span text:style-name="T2">Client</text:span><text:span text:style-name="T2">端為主，那如果實體教材採用線上版</text:span><text:span text:style-name="T2">(</text:span><text:span text:style-name="T2">類似快取</text:span><text:span text:style-name="T2">)</text:span><text:span text:style-name="T2">的話，學長及老師的意見是</text:span><text:span text:style-name="T2">??</text:span></text:p>
              </text:list-item>
              <text:list-item>
                <text:p><text:span text:style-name="T2">地圖出現後，是要從哪一個學習點開始</text:span><text:span text:style-name="T2">??</text:span></text:p>
              </text:list-item>
              <text:list-item>
                <text:p><text:span text:style-name="T2">Client</text:span><text:span text:style-name="T2">端與</text:span><text:span text:style-name="T2">server</text:span><text:span text:style-name="T2">端坐連線時，建議使用哪一種方式比</text:span><text:span text:style-name="T2">較好</text:span><text:span text:style-name="T2">??(</text:span><text:span text:style-name="T2">透過網頁傳送或者利用網路直接連線到</text:span><text:span text:style-name="T2">Server)</text:span></text:p>
              </text:list-item>
              <text:list-item>
                <text:p><text:span text:style-name="T2">其他建議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">
        <office:forms form:automatic-focus="false" form:apply-design-mode="false"/>
        <draw:frame presentation:style-name="pr5" draw:text-style-name="P5" draw:layer="layout" svg:width="25.198cm" svg:height="3.506cm" svg:x="1.4cm" svg:y="0.837cm" presentation:class="title">
          <draw:text-box>
            <text:p text:style-name="P5">下次的製作進度</text:p>
          </draw:text-box>
        </draw:frame>
        <draw:frame presentation:style-name="pr8" draw:layer="layout" svg:width="25.198cm" svg:height="12.179cm" svg:x="1.4cm" svg:y="4.914cm" presentation:class="outline">
          <draw:text-box>
            <text:list text:style-name="L3">
              <text:list-item>
                <text:p>Client端登入畫面</text:p>
              </text:list-item>
              <text:list-item>
                <text:p>測試用DB的ER 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9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22T17:59:31.13</dc:date>
    <meta:editing-duration>PT57S</meta:editing-duration>
    <meta:editing-cycles>4</meta:editing-cycles>
    <meta:generator>LibreOffice/4.0.2.2$Windows_x86 LibreOffice_project/4c82dcdd6efcd48b1d8bba66bfe1989deee49c3</meta:generator>
    <meta:document-statistic meta:object-count="62"/>
  </office:meta>
</office:document-meta>
</file>